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81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M Mono 8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LM Mono 8"/>
    </style:style>
    <style:style style:name="ce3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Field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2" table:default-cell-style-name="Default"/>
        <table:table-row table:style-name="ro1">
          <table:table-cell table:style-name="ce4" office:value-type="string" calcext:value-type="string">
            <text:p>Fields</text:p>
          </table:table-cell>
          <table:table-cell table:style-name="ce4" office:value-type="string" calcext:value-type="string">
            <text:p>Movies</text:p>
          </table:table-cell>
          <table:table-cell table:style-name="ce4" office:value-type="string" calcext:value-type="string">
            <text:p>Episodes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>
            <text:p>Accessib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t url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dience Rating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Stream Audio Channel Layou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Bit Dep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Bitrate M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Bit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Chann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Codec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Defaul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Display Tit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Extended Display Tit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Inde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Language C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Pro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Sampling 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Selec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lection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tent 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ete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to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ist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xtras-behindthescen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tras-delete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tras-featurett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tras-interview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tras-scen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tras-shor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tras-traile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DB I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DB Link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 Start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 Stop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bel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cked Field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Aspect Rat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Audio Chann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Audio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Contain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Tit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Video Bit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Video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Video Duration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Video Frame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Video Heigh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Video Profi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Video Resolu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Video Wid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aData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taDB Link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ginal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Contain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Deep Analysis Vers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File Combin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File Pa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Index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Optimized for Stream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Size as Byt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Siz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Video Pro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er ur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lease D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t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ud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Header Compress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Codec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Forc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Forma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Inde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Language C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Selec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mary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glin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MDB I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MDB Lin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VDB I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 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deo Stream Bit Dep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Bit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Caba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Chroma Sub Sampl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Codec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Color Primari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Color Ran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Color Spac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Color Tr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Defaul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Frame Rate M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Frame 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Has Scaling Matri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Heigh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Inde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Language C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Lev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deo Stream Pixel Forma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Pro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Ref Fram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Scan Ty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deo Stream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Wid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ew Cou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i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a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1"/>
          <table:table-cell table:number-columns-repeated="1022"/>
        </table:table-row>
      </table:table>
      <table:named-expressions/>
      <table:database-ranges>
        <table:database-range table:name="__Anonymous_Sheet_DB__0" table:target-range-address="Fields.A1:Fields.C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9:07:11.735403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22:53:27.655593209</meta:creation-date>
    <dc:date>2021-03-01T21:05:24.234997617</dc:date>
    <meta:editing-duration>PT3H51M8S</meta:editing-duration>
    <meta:editing-cycles>78</meta:editing-cycles>
    <meta:generator>LibreOffice/6.4.5.2$Linux_X86_64 LibreOffice_project/40$Build-2</meta:generator>
    <meta:document-statistic meta:table-count="1" meta:cell-count="382" meta:object-count="0"/>
  </office:meta>
</office:document-meta>
</file>